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10af8" officeooo:paragraph-rsid="00110af8" style:font-weight-asian="bold" style:font-weight-complex="bold"/>
    </style:style>
    <style:style style:name="P2" style:family="paragraph" style:parent-style-name="Standard">
      <style:text-properties style:font-name="DejaVu Sans" officeooo:rsid="00110af8" officeooo:paragraph-rsid="00110af8"/>
    </style:style>
    <style:style style:name="P3" style:family="paragraph" style:parent-style-name="Standard">
      <style:text-properties style:font-name="DejaVu Sans" fo:font-weight="bold" officeooo:rsid="00110af8" officeooo:paragraph-rsid="00110af8" style:font-weight-asian="bold" style:font-weight-complex="bold"/>
    </style:style>
    <style:style style:name="P4" style:family="paragraph" style:parent-style-name="Standard">
      <style:text-properties style:font-name="DejaVu Sans" fo:font-weight="bold" officeooo:rsid="0011b01d" officeooo:paragraph-rsid="0011b01d" style:font-weight-asian="bold" style:font-weight-complex="bold"/>
    </style:style>
    <style:style style:name="P5" style:family="paragraph" style:parent-style-name="Standard">
      <style:text-properties style:font-name="DejaVu Sans" fo:font-weight="bold" officeooo:rsid="0011b01d" officeooo:paragraph-rsid="0017f2eb" style:font-weight-asian="bold" style:font-weight-complex="bold"/>
    </style:style>
    <style:style style:name="P6" style:family="paragraph" style:parent-style-name="Standard">
      <style:text-properties style:font-name="DejaVu Sans" fo:font-weight="bold" officeooo:rsid="0017f2eb" officeooo:paragraph-rsid="0017f2eb" style:font-weight-asian="bold" style:font-weight-complex="bold"/>
    </style:style>
    <style:style style:name="P7" style:family="paragraph" style:parent-style-name="Standard">
      <style:text-properties style:font-name="DejaVu Sans" fo:font-weight="normal" officeooo:rsid="00110af8" officeooo:paragraph-rsid="00110af8" style:font-weight-asian="normal" style:font-weight-complex="normal"/>
    </style:style>
    <style:style style:name="P8" style:family="paragraph" style:parent-style-name="Standard">
      <style:text-properties style:font-name="DejaVu Sans" fo:font-weight="normal" officeooo:rsid="0011b01d" officeooo:paragraph-rsid="0011b01d" style:font-weight-asian="normal" style:font-weight-complex="normal"/>
    </style:style>
    <style:style style:name="P9" style:family="paragraph" style:parent-style-name="Standard">
      <style:text-properties style:font-name="DejaVu Sans" fo:font-weight="normal" officeooo:rsid="0011b01d" officeooo:paragraph-rsid="0017f2eb" style:font-weight-asian="normal" style:font-weight-complex="normal"/>
    </style:style>
    <style:style style:name="P10" style:family="paragraph" style:parent-style-name="Standard">
      <style:text-properties style:font-name="DejaVu Sans" fo:font-weight="normal" officeooo:rsid="0015f97d" officeooo:paragraph-rsid="0015f97d" style:font-weight-asian="normal" style:font-weight-complex="normal"/>
    </style:style>
    <style:style style:name="P11" style:family="paragraph" style:parent-style-name="Standard">
      <style:text-properties style:font-name="DejaVu Sans" fo:font-weight="normal" officeooo:rsid="0017f2eb" officeooo:paragraph-rsid="0017f2eb" style:font-weight-asian="normal" style:font-weight-complex="normal"/>
    </style:style>
    <style:style style:name="P12" style:family="paragraph" style:parent-style-name="Standard">
      <style:text-properties style:font-name="DejaVu Sans" fo:font-weight="normal" officeooo:rsid="0015f97d" officeooo:paragraph-rsid="00196bd6" style:font-weight-asian="normal" style:font-weight-complex="normal"/>
    </style:style>
    <style:style style:name="P13" style:family="paragraph" style:parent-style-name="Standard">
      <style:text-properties style:font-name="DejaVu Sans" fo:font-weight="normal" officeooo:rsid="00196bd6" officeooo:paragraph-rsid="00196bd6" style:font-weight-asian="normal" style:font-weight-complex="normal"/>
    </style:style>
    <style:style style:name="P14" style:family="paragraph" style:parent-style-name="Standard">
      <style:text-properties style:font-name="DejaVu Sans" fo:font-weight="bold" officeooo:rsid="00196bd6" officeooo:paragraph-rsid="00196bd6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font-name="DejaVu Sans" fo:font-size="20pt" style:text-underline-style="none" officeooo:rsid="00196bd6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f97d" style:font-weight-asian="bold" style:font-weight-complex="bold"/>
    </style:style>
    <style:style style:name="T5" style:family="text">
      <style:text-properties fo:font-weight="bold" officeooo:rsid="00196bd6" style:font-weight-asian="bold" style:font-weight-complex="bold"/>
    </style:style>
    <style:style style:name="T6" style:family="text">
      <style:text-properties officeooo:rsid="0012acf0"/>
    </style:style>
    <style:style style:name="T7" style:family="text">
      <style:text-properties officeooo:rsid="0015f97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62083"/>
    </style:style>
    <style:style style:name="T10" style:family="text">
      <style:text-properties officeooo:rsid="00196b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text:tab/></text:span><text:span text:style-name="T2">FILL THE JARS</text:span></text:p>
      <text:p text:style-name="P2"/>
      <text:p text:style-name="P13">You are given <text:span text:style-name="T3">n </text:span>jars each of which has size <text:span text:style-name="T3">s</text:span>[i]. You are also given an infinite supply of water. In each step you can perform one of the three operations</text:p>
      <text:p text:style-name="P13">(i) <text:s text:c="2"/>Fill any jar completely with water</text:p>
      <text:p text:style-name="P13">(ii) <text:s/>Empty any jar completely</text:p>
      <text:p text:style-name="P13">(iii) Transfer the contents of any one jar to anothe jar till the latter fills completely or the former empties, whichever occurs first.</text:p>
      <text:p text:style-name="P13"/>
      <text:p text:style-name="P13">Your task is to find the minimum no of steps required to obtain <text:span text:style-name="T3">x</text:span> litres of water for all<text:span text:style-name="T3"> x</text:span> from 1 to <text:span text:style-name="T3">S </text:span>where <text:span text:style-name="T3">S</text:span>=<text:span text:style-name="T3">s</text:span>[1]+<text:span text:style-name="T3">s</text:span>[2]+..<text:span text:style-name="T3">s</text:span>[n].</text:p>
      <text:p text:style-name="P2"/>
      <text:p text:style-name="P14">note: <text:span text:style-name="T8">A litre x can be obtained by combining any numer of jars. For eg. If jar 1 contains 3 litres and jar 2 contains 5 litres, then this is a valid combination for 3,5 and 8 litres as well.</text:span></text:p>
      <text:p text:style-name="P14"><text:span text:style-name="T8"/></text:p>
      <text:p text:style-name="P3">Input:</text:p>
      <text:p text:style-name="P7">First line will contain <text:span text:style-name="T10">1 integer, </text:span><text:span text:style-name="T4">n</text:span><text:span text:style-name="T6">(1&lt;=n&lt;=5).</text:span></text:p>
      <text:p text:style-name="P10">The next line will contain n integers denoting <text:span text:style-name="T5">s</text:span>[i](1&lt;=<text:span text:style-name="T10">s</text:span>[i]&lt;=<text:span text:style-name="T10">9</text:span>).</text:p>
      <text:p text:style-name="P2"/>
      <text:p text:style-name="P3">Output:</text:p>
      <text:p text:style-name="P12">Print the mi<text:span text:style-name="T9">n</text:span>imum <text:span text:style-name="T10">no of steps,in order, to obtain </text:span><text:span text:style-name="T5">x</text:span><text:span text:style-name="T10"> litres of water for all</text:span><text:span text:style-name="T5"> x</text:span><text:span text:style-name="T10"> from 1 to </text:span><text:span text:style-name="T5">S</text:span>.</text:p>
      <text:p text:style-name="P2"/>
      <text:p text:style-name="P4">Sample Input:</text:p>
      <text:p text:style-name="P8"/>
      <text:p text:style-name="P13">2</text:p>
      <text:p text:style-name="P13">2 4</text:p>
      <text:p text:style-name="P4"/>
      <text:p text:style-name="P4"/>
      <text:p text:style-name="P4"/>
      <text:p text:style-name="P4">Sample Outp<text:span text:style-name="T7">ut:</text:span></text:p>
      <text:p text:style-name="P11">-<text:span text:style-name="T10">1 1 -1 1 -1 2</text:span></text:p>
      <text:p text:style-name="P6"/>
      <text:p text:style-name="P6"/>
      <text:p text:style-name="P5"><text:span text:style-name="T10">Explanation</text:span>:</text:p>
      <text:p text:style-name="P9"/>
      <text:p text:style-name="P13">Here S=2+4=6.</text:p>
      <text:p text:style-name="P13">It is impossible to obtain 1,3,or 5 litres from the given jar. 2 or 4 litres can be obtained in 1 step by filling the respectie jars.6 litre can be obtained in 2 steps by filling both ja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9:07:22.527532628</meta:creation-date>
    <dc:date>2015-04-14T04:26:21.925463624</dc:date>
    <meta:editing-duration>PT12M50S</meta:editing-duration>
    <meta:editing-cycles>8</meta:editing-cycles>
    <meta:generator>LibreOffice/4.2.7.2$Linux_x86 LibreOffice_project/420m0$Build-2</meta:generator>
    <meta:document-statistic meta:table-count="0" meta:image-count="0" meta:object-count="0" meta:page-count="1" meta:paragraph-count="20" meta:word-count="227" meta:character-count="1168" meta:non-whitespace-character-count="954"/>
  </office:meta>
</office:document-meta>
</file>